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5.45cm" fo:min-width="11.4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5.45cm" fo:min-width="11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45cm" fo:min-width="5.7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276cm" fo:min-width="5.526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0.717cm" fo:min-width="3.008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0.717cm" fo:min-width="0.956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0.717cm" fo:min-width="2.3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772cm" fo:min-width="1.522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504cm" fo:min-width="3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2.25cm" fo:min-width="4.3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false" fo:min-height="1.081cm" fo:min-width="3.279cm" fo:padding-top="0.175cm" fo:padding-bottom="0.175cm" fo:padding-left="0.3cm" fo:padding-right="0.3cm"/>
    </style:style>
    <style:style style:name="P1" style:family="paragraph">
      <loext:graphic-properties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paragraph-properties fo:text-align="center"/>
      <style:text-properties style:font-name="Comic Sans MS" fo:font-size="22pt" style:font-size-asian="22pt" style:font-size-complex="22pt"/>
    </style:style>
    <style:style style:name="P3" style:family="paragraph">
      <loext:graphic-properties draw:fill="none"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4" style:family="paragraph">
      <style:text-properties style:font-name="Comic Sans MS" fo:font-size="22pt" style:font-size-asian="22pt" style:font-size-complex="22pt"/>
    </style:style>
    <style:style style:name="P5" style:family="paragraph">
      <loext:graphic-properties draw:fill="none" draw:fill-color="#ffffff"/>
      <style:text-properties style:font-name="Comic Sans MS" fo:font-size="22pt" style:font-size-asian="22pt" style:font-size-complex="22pt"/>
    </style:style>
    <style:style style:name="P6" style:family="paragraph">
      <loext:graphic-properties draw:fill="solid" draw:fill-color="#ffffff"/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15.8cm" svg:x="14.8cm" svg:y="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6cm" svg:height="15.8cm" svg:x="1.2cm" svg:y="1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6.3cm" svg:height="1.8cm" svg:x="17.7cm" svg:y="14.4cm">
          <text:p text:style-name="P2">Ubuntu AMI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6.3cm" svg:height="1.8cm" svg:x="17.7cm" svg:y="9.4cm">
          <text:p text:style-name="P2">R AMI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6.3cm" svg:height="1.8cm" svg:x="17.7cm" svg:y="4.4cm">
          <text:p text:style-name="P2">R instan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curve" svg:x1="20.85cm" svg:y1="14.4cm" svg:x2="20.85cm" svg:y2="11.2cm" draw:start-shape="id1" draw:start-glue-point="0" draw:end-shape="id2" svg:d="M20850 14400v-3200" svg:viewBox="0 0 1 3201">
          <text:p/>
        </draw:connector>
        <draw:connector draw:style-name="gr5" draw:text-style-name="P3" draw:layer="layout" draw:type="curve" svg:x1="20.85cm" svg:y1="9.4cm" svg:x2="20.85cm" svg:y2="6.2cm" draw:start-shape="id2" draw:start-glue-point="0" draw:end-shape="id3" svg:d="M20850 9400v-3200" svg:viewBox="0 0 1 3201">
          <text:p/>
        </draw:connector>
        <draw:custom-shape draw:style-name="gr6" draw:text-style-name="P1" draw:layer="layout" svg:width="5.1cm" svg:height="1.509cm" svg:x="18.3cm" svg:y="12.4cm">
          <text:p text:style-name="P2">Pac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5.1cm" svg:height="1.509cm" svg:x="18.3cm" svg:y="7.391cm">
          <text:p text:style-name="P2">Terrafo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" draw:id="id5" draw:layer="layout" svg:width="2.2cm" svg:height="1.509cm" svg:x="16cm" svg:y="4.6cm">
          <text:p text:style-name="P2">s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4.1cm" svg:height="1.509cm" svg:x="22.2cm" svg:y="3.591cm">
          <text:p text:style-name="P2">36 cor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" draw:id="id4" draw:layer="layout" svg:width="3cm" svg:height="3cm" svg:x="8.3cm" svg:y="2.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0" draw:text-style-name="P5" draw:layer="layout" svg:width="2.469cm" svg:height="1.431cm" svg:x="8.6cm" svg:y="5.7cm">
          <draw:text-box>
            <text:p text:style-name="P4">Login</text:p>
          </draw:text-box>
        </draw:frame>
        <draw:connector draw:style-name="gr5" draw:text-style-name="P3" draw:layer="layout" draw:type="line" svg:x1="11.3cm" svg:y1="4.2cm" svg:x2="16cm" svg:y2="5.355cm" draw:start-shape="id4" draw:start-glue-point="10" draw:end-shape="id5" draw:end-glue-point="6" svg:d="M11300 4200l4700 1155" svg:viewBox="0 0 4701 1156">
          <text:p/>
        </draw:connector>
        <draw:custom-shape draw:style-name="gr9" draw:text-style-name="P1" xml:id="id6" draw:id="id6" draw:layer="layout" svg:width="3cm" svg:height="3cm" svg:x="8.3cm" svg:y="7.8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0" draw:text-style-name="P5" draw:layer="layout" svg:width="2.698cm" svg:height="1.431cm" svg:x="8.4cm" svg:y="10.869cm">
          <draw:text-box>
            <text:p text:style-name="P4">Batch</text:p>
          </draw:text-box>
        </draw:frame>
        <draw:connector draw:style-name="gr5" draw:text-style-name="P3" draw:layer="layout" draw:type="line" svg:x1="11.3cm" svg:y1="9.369cm" svg:x2="16.322cm" svg:y2="5.888cm" draw:start-shape="id6" draw:start-glue-point="10" draw:end-shape="id5" draw:end-glue-point="7" svg:d="M11300 9369l5022-3481" svg:viewBox="0 0 5023 3482">
          <text:p/>
        </draw:connector>
        <draw:custom-shape draw:style-name="gr11" draw:text-style-name="P1" xml:id="id7" draw:id="id7" draw:layer="layout" svg:width="3.6cm" svg:height="2.1cm" svg:x="2.4cm" svg:y="6.9cm">
          <text:p text:style-name="P2">foo.R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" xml:id="id8" draw:id="id8" draw:layer="layout" svg:width="3.6cm" svg:height="2.1cm" svg:x="2.4cm" svg:y="9.9cm">
          <text:p text:style-name="P2">bar.pdf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" draw:text-style-name="P3" draw:layer="layout" draw:type="line" svg:x1="6cm" svg:y1="7.95cm" svg:x2="8.739cm" svg:y2="8.308cm" draw:start-shape="id7" draw:end-shape="id6" draw:end-glue-point="5" svg:d="M6000 7950l2739 358" svg:viewBox="0 0 2740 359">
          <text:p/>
        </draw:connector>
        <draw:connector draw:style-name="gr5" draw:text-style-name="P3" draw:layer="layout" draw:type="line" svg:x1="8.739cm" svg:y1="10.43cm" svg:x2="6cm" svg:y2="10.95cm" draw:start-shape="id6" draw:start-glue-point="7" draw:end-shape="id8" svg:d="M8739 10430l-2739 520" svg:viewBox="0 0 2740 521">
          <text:p/>
        </draw:connector>
        <draw:custom-shape draw:style-name="gr9" draw:text-style-name="P1" xml:id="id9" draw:id="id9" draw:layer="layout" svg:width="3cm" svg:height="3cm" svg:x="8.3cm" svg:y="13.0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0" draw:text-style-name="P5" draw:layer="layout" svg:width="2.858cm" svg:height="1.431cm" svg:x="8.3cm" svg:y="16.069cm">
          <draw:text-box>
            <text:p text:style-name="P4">Emacs</text:p>
          </draw:text-box>
        </draw:frame>
        <draw:connector draw:style-name="gr5" draw:text-style-name="P3" draw:layer="layout" draw:type="line" svg:x1="10.861cm" svg:y1="13.508cm" svg:x2="17.1cm" svg:y2="6.109cm" draw:start-shape="id9" draw:start-glue-point="11" draw:end-shape="id5" draw:end-glue-point="8" svg:d="M10861 13508l6239-7399" svg:viewBox="0 0 6240 7400">
          <text:p/>
        </draw:connector>
        <draw:custom-shape draw:style-name="gr12" draw:text-style-name="P1" xml:id="id10" draw:id="id10" draw:layer="layout" svg:width="4.9cm" svg:height="2.6cm" svg:x="1.7cm" svg:y="13.3cm">
          <text:p text:style-name="P2">Graph on</text:p>
          <text:p text:style-name="P2">X-Windows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.3cm" svg:y1="14.569cm" svg:x2="6.6cm" svg:y2="14.6cm" draw:start-shape="id9" draw:start-glue-point="6" draw:end-shape="id10" svg:d="M8300 14569l-1700 31" svg:viewBox="0 0 1701 32">
          <text:p/>
        </draw:connector>
        <draw:frame draw:style-name="gr13" draw:text-style-name="P6" draw:layer="layout" svg:width="3.625cm" svg:height="1.431cm" svg:x="2.075cm" svg:y="1.169cm">
          <draw:text-box>
            <text:p text:style-name="P4">Local PC</text:p>
          </draw:text-box>
        </draw:frame>
        <draw:frame draw:style-name="gr13" draw:text-style-name="P6" draw:layer="layout" svg:width="2.525cm" svg:height="1.431cm" svg:x="15.675cm" svg:y="1.169cm">
          <draw:text-box>
            <text:p text:style-name="P4">AW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8T10:36:09.719027422</meta:creation-date>
    <dc:date>2015-11-28T10:56:35.025821029</dc:date>
    <meta:editing-duration>PT20M8S</meta:editing-duration>
    <meta:editing-cycles>36</meta:editing-cycles>
    <meta:generator>LibreOffice/5.0.3.2$Linux_X86_64 LibreOffice_project/00m0$Build-2</meta:generator>
    <meta:document-statistic meta:object-count="28"/>
  </office:meta>
</office:document-meta>
</file>